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78e" officeooo:paragraph-rsid="0014a78e"/>
    </style:style>
    <style:style style:name="P2" style:family="paragraph" style:parent-style-name="Standard">
      <style:text-properties officeooo:rsid="00154648" officeooo:paragraph-rsid="00154648"/>
    </style:style>
    <style:style style:name="P3" style:family="paragraph" style:parent-style-name="Standard">
      <style:text-properties officeooo:rsid="00154c75" officeooo:paragraph-rsid="00154c7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<text:span text:style-name="T1">rd</text:span> XI</text:p>
      <text:p text:style-name="P1"/>
      <text:p text:style-name="P1">[{u'percentage': 7.40212742625288, u'mean': 20.76923076923077}, {u'percentage': 7.605000548305736, u'mean': 21.338461538461537}, {u'percentage': 4.962166904265819, u'mean': 13.923076923076923}, {u'percentage': 7.040245640969406, u'mean': 19.753846153846155}, {u'percentage': 5.126658624849217, u'mean': 14.384615384615385}, {u'percentage': 4.1342252439960525, u'mean': 11.6}, {u'percentage': 3.6681653690097606, u'mean': 10.292307692307693}, {u'percentage': 2.4235113499287206, u'mean': 6.8}, {u'percentage': 1.2994845926088388, u'mean': 3.646153846153846}, {u'percentage': 1.1295098146726614, u'mean': 3.169230769230769}, {u'percentage': 0.43864458822239283, u'mean': 1.2307692307692308}]</text:p>
      <text:p text:style-name="P1"/>
      <text:p text:style-name="P1">2<text:span text:style-name="T1">nd</text:span> XI</text:p>
      <text:p text:style-name="P1"/>
      <text:p text:style-name="P2">[{u'percentage': 7.675876608965824, u'mean': 24.271929824561404}, {u'percentage': 6.044718153573014, u'mean': 19.114035087719298}, {u'percentage': 6.20838881491345, u'mean': 19.63157894736842}, {u'percentage': 5.029405237461164, u'mean': 15.903508771929825}, {u'percentage': 6.913004882379051, u'mean': 21.859649122807017}, {u'percentage': 4.216600088770529, u'mean': 13.333333333333334}, {u'percentage': 4.26375943186862, u'mean': 13.482456140350877}, {u'percentage': 2.3746116289391925, u'mean': 7.508771929824562}, {u'percentage': 1.905792276964048, u'mean': 6.026315789473684}, {u'percentage': 1.0902130492676432, u'mean': 3.4473684210526314}, {u'percentage': 0.5104305370616955, u'mean': 1.6140350877192982}]</text:p>
      <text:p text:style-name="P2"/>
      <text:p text:style-name="P2">1<text:span text:style-name="T1">st</text:span> XI</text:p>
      <text:p text:style-name="P2"/>
      <text:p text:style-name="P3">[{u'percentage': 7.519937374626938, u'mean': 25.19672131147541}, {u'percentage': 7.172562258427514, u'mean': 24.0327868852459}, {u'percentage': 6.967072753070109, u'mean': 23.34426229508197}, {u'percentage': 5.467488624688095, u'mean': 18.31967213114754}, {u'percentage': 4.899946181320024, u'mean': 16.418032786885245}, {u'percentage': 4.210088556191593, u'mean': 14.10655737704918}, {u'percentage': 3.530016145603991, u'mean': 11.827868852459016}, {u'percentage': 2.8132491804882815, u'mean': 9.426229508196721}, {u'percentage': 2.407162777043886, u'mean': 8.065573770491802}, {u'percentage': 1.675717990116933, u'mean': 5.614754098360656}, {u'percentage': 0.5724350506384851, u'mean': 1.9180327868852458}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6:11:17.769574360</meta:creation-date>
    <dc:date>2016-09-12T19:28:43.570533476</dc:date>
    <meta:editing-duration>PT1H34S</meta:editing-duration>
    <meta:editing-cycles>1</meta:editing-cycles>
    <meta:document-statistic meta:table-count="0" meta:image-count="0" meta:object-count="0" meta:page-count="1" meta:paragraph-count="6" meta:word-count="138" meta:character-count="2128" meta:non-whitespace-character-count="1996"/>
    <meta:generator>LibreOffice/5.1.4.2$Linux_X86_64 LibreOffice_project/10m0$Build-2</meta:generator>
  </office:meta>
</office:document-meta>
</file>